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c8c6e"/>
    </style:style>
    <style:style style:name="P2" style:family="paragraph" style:parent-style-name="Standard">
      <style:paragraph-properties fo:text-align="start" style:justify-single-word="false"/>
      <style:text-properties officeooo:paragraph-rsid="00623833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592e49" officeooo:paragraph-rsid="003792e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officeooo:rsid="00623833" officeooo:paragraph-rsid="00623833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officeooo:rsid="0067b2f5" officeooo:paragraph-rsid="0067b2f5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c9b4c" officeooo:paragraph-rsid="006c9b4c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" fo:font-size="12pt" fo:font-style="italic" fo:font-weight="normal" officeooo:rsid="00623833" officeooo:paragraph-rsid="00623833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style:font-name="DejaVu Sans Condensed" fo:font-size="12pt" fo:font-weight="normal" officeooo:rsid="00623833" officeooo:paragraph-rsid="00623833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DejaVu Sans Condensed" fo:font-size="12pt" fo:font-weight="normal" officeooo:rsid="0071a812" officeooo:paragraph-rsid="0071a812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DejaVu Sans Condensed" fo:font-size="12pt" fo:font-weight="bold" officeooo:rsid="0071a812" officeooo:paragraph-rsid="0071a812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5c8c6e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5e1f66"/>
    </style:style>
    <style:style style:name="P13" style:family="paragraph" style:parent-style-name="Standard">
      <style:paragraph-properties fo:text-align="start" style:justify-single-word="false"/>
      <style:text-properties officeooo:paragraph-rsid="007587a7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5c8c6e" officeooo:paragraph-rsid="005c8c6e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officeooo:rsid="005d21f0" officeooo:paragraph-rsid="005d21f0" style:font-size-asian="12pt" style:font-size-complex="12pt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officeooo:rsid="006c9b4c" officeooo:paragraph-rsid="006c9b4c" style:font-size-asian="12pt" style:font-size-complex="12pt"/>
    </style:style>
    <style:style style:name="P1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officeooo:rsid="0074b67b" officeooo:paragraph-rsid="006df70f" style:font-size-asian="12pt" style:font-size-complex="12pt"/>
    </style:style>
    <style:style style:name="P1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officeooo:rsid="005749ce" officeooo:paragraph-rsid="005749ce" style:font-size-asian="12pt" style:font-size-complex="12pt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officeooo:rsid="0067b2f5" officeooo:paragraph-rsid="0067b2f5" style:font-size-asian="12pt" style:font-style-asian="normal" style:font-size-complex="12pt" style:font-style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5e1f66" officeooo:paragraph-rsid="005e1f66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610bc7" officeooo:paragraph-rsid="00610bc7"/>
    </style:style>
    <style:style style:name="P22" style:family="paragraph" style:parent-style-name="Standard" style:list-style-name="L5">
      <style:text-properties style:font-name="DejaVu Sans Condensed" fo:font-size="12pt" fo:font-weight="normal" officeooo:rsid="005749ce" officeooo:paragraph-rsid="005749ce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text-properties style:font-name="DejaVu Sans Condensed" fo:font-size="12pt" fo:font-weight="normal" officeooo:rsid="00623833" officeooo:paragraph-rsid="00623833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text-properties style:font-name="DejaVu Sans Condensed" fo:font-size="12pt" fo:font-weight="normal" officeooo:rsid="00623833" officeooo:paragraph-rsid="00623833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text-properties style:font-name="DejaVu Sans Condensed" fo:font-size="12pt" fo:font-weight="normal" officeooo:rsid="0063e00f" officeooo:paragraph-rsid="0063e00f" style:font-size-asian="12pt" style:font-weight-asian="normal" style:font-size-complex="12pt" style:font-weight-complex="normal"/>
    </style:style>
    <style:style style:name="P26" style:family="paragraph" style:parent-style-name="Standard" style:list-style-name="L7">
      <style:text-properties style:font-name="DejaVu Sans Condensed" fo:font-size="12pt" fo:font-weight="normal" officeooo:rsid="0071a812" officeooo:paragraph-rsid="0071a812" style:font-size-asian="12pt" style:font-weight-asian="normal" style:font-size-complex="12pt" style:font-weight-complex="normal"/>
    </style:style>
    <style:style style:name="P27" style:family="paragraph" style:parent-style-name="Standard" style:list-style-name="L8">
      <style:text-properties style:font-name="DejaVu Sans Condensed" fo:font-size="12pt" fo:font-weight="normal" officeooo:rsid="0071a812" officeooo:paragraph-rsid="0071a812" style:font-size-asian="12pt" style:font-weight-asian="normal" style:font-size-complex="12pt" style:font-weight-complex="normal"/>
    </style:style>
    <style:style style:name="P28" style:family="paragraph" style:parent-style-name="Standard" style:list-style-name="L9">
      <style:text-properties style:font-name="DejaVu Sans Condensed" fo:font-size="12pt" fo:font-weight="normal" officeooo:rsid="0071a812" officeooo:paragraph-rsid="0071a812" style:font-size-asian="12pt" style:font-weight-asian="normal" style:font-size-complex="12pt" style:font-weight-complex="normal"/>
    </style:style>
    <style:style style:name="P29" style:family="paragraph" style:parent-style-name="Standard" style:list-style-name="L8">
      <style:text-properties style:font-name="DejaVu Sans Condensed" fo:font-size="12pt" fo:font-weight="bold" officeooo:rsid="0071a812" officeooo:paragraph-rsid="0071a812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587a7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587a7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4eb78d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5389d6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5749ce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5c8c6e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5fdc50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5e1f66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632683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623833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65de1d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6ad1b8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7509af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officeooo:rsid="005c8c6e" style:font-size-asian="12pt" style:font-size-complex="12pt"/>
    </style:style>
    <style:style style:name="T18" style:family="text">
      <style:text-properties style:text-line-through-style="none" style:text-line-through-type="none" style:font-name="DejaVu Sans Condensed" fo:font-size="12pt" officeooo:rsid="005d21f0" style:font-size-asian="12pt" style:font-size-complex="12pt"/>
    </style:style>
    <style:style style:name="T19" style:family="text">
      <style:text-properties style:text-line-through-style="none" style:text-line-through-type="none" style:font-name="DejaVu Sans Condensed" fo:font-size="12pt" officeooo:rsid="005e1f66" style:font-size-asian="12pt" style:font-size-complex="12pt"/>
    </style:style>
    <style:style style:name="T20" style:family="text">
      <style:text-properties style:text-line-through-style="none" style:text-line-through-type="none" style:font-name="DejaVu Sans Condensed" fo:font-size="12pt" officeooo:rsid="005fdc50" style:font-size-asian="12pt" style:font-size-complex="12pt"/>
    </style:style>
    <style:style style:name="T21" style:family="text">
      <style:text-properties style:text-line-through-style="none" style:text-line-through-type="none" style:font-name="DejaVu Sans Condensed" fo:font-size="12pt" officeooo:rsid="0065de1d" style:font-size-asian="12pt" style:font-size-complex="12pt"/>
    </style:style>
    <style:style style:name="T22" style:family="text">
      <style:text-properties style:text-line-through-style="none" style:text-line-through-type="none" style:font-name="DejaVu Sans Condensed" fo:font-size="12pt" officeooo:rsid="0067dae6" style:font-size-asian="12pt" style:font-size-complex="12pt"/>
    </style:style>
    <style:style style:name="T23" style:family="text">
      <style:text-properties style:text-line-through-style="none" style:text-line-through-type="none" style:font-name="DejaVu Sans Condensed" fo:font-size="12pt" officeooo:rsid="007509af" style:font-size-asian="12pt" style:font-size-complex="12pt"/>
    </style:style>
    <style:style style:name="T24" style:family="text">
      <style:text-properties officeooo:rsid="005fdc50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5fdc50" style:font-weight-asian="bold" style:font-weight-complex="bold"/>
    </style:style>
    <style:style style:name="T27" style:family="text">
      <style:text-properties fo:font-weight="bold" officeooo:rsid="006ef4a7" style:font-weight-asian="bold" style:font-weight-complex="bold"/>
    </style:style>
    <style:style style:name="T28" style:family="text">
      <style:text-properties fo:font-weight="bold" officeooo:rsid="006f6d11" style:font-weight-asian="bold" style:font-weight-complex="bold"/>
    </style:style>
    <style:style style:name="T29" style:family="text">
      <style:text-properties officeooo:rsid="00623833"/>
    </style:style>
    <style:style style:name="T30" style:family="text">
      <style:text-properties officeooo:rsid="00632683"/>
    </style:style>
    <style:style style:name="T31" style:family="text">
      <style:text-properties officeooo:rsid="006ec457"/>
    </style:style>
    <style:style style:name="T32" style:family="text">
      <style:text-properties officeooo:rsid="006ef4a7"/>
    </style:style>
    <style:style style:name="T33" style:family="text">
      <style:text-properties officeooo:rsid="007509af"/>
    </style:style>
    <style:style style:name="T34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0">1<text:span text:style-name="T34">xx</text:span> - Controls</text:p>
          </table:table-cell>
          <table:table-cell table:style-name="Table1.A1" office:value-type="string">
            <text:p text:style-name="P31">2xx - Ground</text:p>
          </table:table-cell>
          <table:table-cell table:style-name="Table1.A1" office:value-type="string">
            <text:p text:style-name="P31">3xx - Flight</text:p>
          </table:table-cell>
          <table:table-cell table:style-name="Table1.D1" office:value-type="string">
            <text:p text:style-name="P31">4xx - A2A</text:p>
          </table:table-cell>
          <table:table-cell table:style-name="Table1.E1" office:value-type="string">
            <text:p text:style-name="P31">5xx - A2G</text:p>
          </table:table-cell>
          <table:table-cell table:style-name="Table1.F1" office:value-type="string">
            <text:p text:style-name="P31">6xx - Misc</text:p>
          </table:table-cell>
        </table:table-row>
      </table:table>
      <text:p text:style-name="P13"><text:span text:style-name="T3">5</text:span><text:span text:style-name="T6">0</text:span><text:span text:style-name="T15">1</text:span><text:span text:style-name="T2"> - </text:span><text:span text:style-name="T4">A/G</text:span><text:span text:style-name="T5"> - </text:span><text:span text:style-name="T7">General procedures and communications</text:span></text:p>
      <text:p text:style-name="P3"/>
      <text:p text:style-name="P1"><text:span text:style-name="T8">Sight, Acquisition</text:span><text:span text:style-name="T13"> Source</text:span><text:span text:style-name="T8">, and Range </text:span><text:span text:style-name="T9">S</text:span><text:span text:style-name="T8">ource</text:span></text:p>
      <text:list text:style-name="L1">
        <text:list-item>
          <text:p text:style-name="P11"><text:span text:style-name="T8">Sight</text:span><text:span text:style-name="T17"> -- The selected weapon-aiming device. <text:s/>Weapons are pointed where the Sight is pointed, and fly to the target the Sight is aimed at. <text:s/>Sights are selected with the </text:span><text:span text:style-name="T8">Sight Select Switch</text:span><text:span text:style-name="T17"> (</text:span><text:span text:style-name="T23">Middle Hat on collective, or Bottom Hat on throttle</text:span><text:span text:style-name="T17">). <text:s/>Approximately equivalent to the </text:span><text:span text:style-name="T8">SOI</text:span><text:span text:style-name="T17"> in other aircraft. <text:s/>List of Sights:</text:span></text:p>
          <text:list>
            <text:list-item>
              <text:p text:style-name="P11"><text:span text:style-name="T8">HMD</text:span><text:span text:style-name="T17"> -- PLT or CPG Helmet-Mounted Sight</text:span><text:span text:style-name="T18">.</text:span></text:p>
            </text:list-item>
            <text:list-item>
              <text:p text:style-name="P14"><text:span text:style-name="T1">TADS</text:span><text:span text:style-name="T16"> -- TADS sensor on the nose, controlled by gunner.</text:span></text:p>
            </text:list-item>
            <text:list-item>
              <text:p text:style-name="P14"><text:span text:style-name="T1">FCR</text:span><text:span text:style-name="T16"> -- Fire Control Radar (if equipped)</text:span><text:span text:style-name="T18">.</text:span></text:p>
            </text:list-item>
          </text:list>
        </text:list-item>
        <text:list-item>
          <text:p text:style-name="P11"><text:span text:style-name="T8">Acquisition Source</text:span><text:span text:style-name="T17"> -- The selected point of interest for the sights. <text:s/></text:span><text:span text:style-name="T18">The TADS and FCR </text:span><text:span text:style-name="T17">Sights can be slaved to the Acquisition Source</text:span><text:span text:style-name="T18">, and the HMD Sight gets cuing information </text:span><text:span text:style-name="T22">(broken cross) </text:span><text:span text:style-name="T18">showing where the Acquisition Source is pointing</text:span><text:span text:style-name="T17">. <text:s/>The Acquisition Source can be a fixed point (e.g. a waypoint) or a moving point (e.g. the LOS of the HMD or TADS). <text:s/>Acquisition Sources are selected with the </text:span><text:span text:style-name="T8">ACQ</text:span><text:span text:style-name="T17"> </text:span><text:span text:style-name="T20">or </text:span><text:span text:style-name="T9">CAQ</text:span><text:span text:style-name="T20"> </text:span><text:span text:style-name="T17">OSB</text:span><text:span text:style-name="T20">s</text:span><text:span text:style-name="T17"> on the </text:span><text:span text:style-name="T8">TSD</text:span><text:span text:style-name="T17">, </text:span><text:span text:style-name="T8">WPN</text:span><text:span text:style-name="T17">, or </text:span><text:span text:style-name="T8">FCR</text:span><text:span text:style-name="T17"> pages. <text:s/>Approximately equivalent to the </text:span><text:span text:style-name="T8">SPI</text:span><text:span text:style-name="T17"> in other aircraft. <text:s/>List of Acquisition Sources:</text:span></text:p>
          <text:list>
            <text:list-item>
              <text:p text:style-name="P15"><text:span text:style-name="T25">PHS</text:span> -- Pilot's HMD.</text:p>
            </text:list-item>
            <text:list-item>
              <text:p text:style-name="P15"><text:span text:style-name="T25">GHS</text:span> -- Copilot/Gunner's HMD.</text:p>
            </text:list-item>
            <text:list-item>
              <text:p text:style-name="P15"><text:span text:style-name="T25">SKR</text:span> -- Missile seeker LOS.</text:p>
            </text:list-item>
            <text:list-item>
              <text:p text:style-name="P15"><text:span text:style-name="T25">RFI</text:span> -- Highest priority RWR azimuth.</text:p>
            </text:list-item>
            <text:list-item>
              <text:p text:style-name="P15"><text:span text:style-name="T25">FCR</text:span> -- Next-to-shoot target detected by Fire Control Radar (if equipped).</text:p>
            </text:list-item>
            <text:list-item>
              <text:p text:style-name="P15"><text:span text:style-name="T25">FXD</text:span> -- Fixed forward on aircraft centerline at -4.9 deg elevation.</text:p>
            </text:list-item>
            <text:list-item>
              <text:p text:style-name="P15"><text:span text:style-name="T25">TADS</text:span> -- TADS LOS.</text:p>
            </text:list-item>
            <text:list-item>
              <text:p text:style-name="P15"><text:span text:style-name="T26">WXX, CXX, TXX (</text:span><text:span text:style-name="T25">Waypoints</text:span><text:span text:style-name="T26">)</text:span> <text:span text:style-name="T24">-- Nav/target waypoints </text:span>(e.g. W01, C51, T01)</text:p>
            </text:list-item>
          </text:list>
        </text:list-item>
        <text:list-item>
          <text:p text:style-name="P12"><text:span text:style-name="T10">Range Source</text:span><text:span text:style-name="T19"> -- The source of ranging information to whatever the Sight is looking at. <text:s/>Ranging can come from the Sight itself (e.g. the laser from the TADS, the FCR's radar range</text:span><text:span text:style-name="T21">, or the LOS angle of the HMD</text:span><text:span text:style-name="T19">), but is not necessarily coupled to where the Sight is looking. <text:s/>List of Range Sources:</text:span></text:p>
          <text:list>
            <text:list-item>
              <text:p text:style-name="P12"><text:span text:style-name="T10">Laser</text:span><text:span text:style-name="T19"> -- The laser range to the TADS LOS. <text:s/>Displayed as </text:span><text:span text:style-name="T9">*</text:span><text:span text:style-name="T10">XXXX</text:span><text:span text:style-name="T19"> (m) on the HAD.</text:span><text:span text:style-name="T20"> * = Laser is firing.</text:span></text:p>
            </text:list-item>
            <text:list-item>
              <text:p text:style-name="P20"><text:span text:style-name="T1">Radar</text:span><text:span text:style-name="T16"> -- The radar range from the FCR. <text:s/>Displayed as </text:span><text:span text:style-name="T1">RX.X</text:span><text:span text:style-name="T16"> (km) on the HAD.</text:span></text:p>
            </text:list-item>
            <text:list-item>
              <text:p text:style-name="P20"><text:span text:style-name="T1">Navigation</text:span><text:span text:style-name="T16"> -- The range to a waypoint. <text:s/>Displayed as </text:span><text:span text:style-name="T1">NXX.X</text:span><text:span text:style-name="T16"> (km) on the HAD.</text:span></text:p>
            </text:list-item>
            <text:list-item>
              <text:p text:style-name="P20"><text:span text:style-name="T1">Automatic</text:span><text:span text:style-name="T16"> -- A triangulated range based on radar altitude. <text:s/>Displayed as </text:span><text:span text:style-name="T1">AXX.X</text:span><text:span text:style-name="T16"> (km) on the HAD.</text:span></text:p>
            </text:list-item>
            <text:list-item>
              <text:p text:style-name="P20"><text:span text:style-name="T1">Manual</text:span><text:span text:style-name="T16"> -- A manually-entered range. <text:s/>Displayed as </text:span><text:span text:style-name="T1">MXX.X</text:span><text:span text:style-name="T16"> (km) on the HAD.</text:span></text:p>
            </text:list-item>
            <text:list-item>
              <text:p text:style-name="P21"><text:span text:style-name="T16">Default -- If range cannot be computed, PLT defaults to </text:span><text:span text:style-name="T1">1.5</text:span><text:span text:style-name="T16"> km and CPG defaults to </text:span><text:span text:style-name="T1">3.0</text:span><text:span text:style-name="T16"> km range.</text:span></text:p>
            </text:list-item>
          </text:list>
        </text:list-item>
      </text:list>
      <text:p text:style-name="P3"/>
      <text:p text:style-name="P6">How-to</text:p>
      <text:list text:style-name="L2">
        <text:list-item>
          <text:p text:style-name="P16">As PLT, see what the gunner is seeing through the TADS:</text:p>
          <text:list>
            <text:list-item>
              <text:p text:style-name="P16">On either MFD, press VID, then <text:span text:style-name="T25">TADS (R1)</text:span>, then <text:span text:style-name="T25">TADS (T6)</text:span>. <text:s/><text:span text:style-name="T25">L1-L3</text:span> control a digital zoom of the image (doesn't affect what the gunner is seeing).</text:p>
            </text:list-item>
          </text:list>
        </text:list-item>
        <text:list-item>
          <text:p text:style-name="P16">As CPG, have your IHADSS up without showing the TADS FLIR/TV image, but still show the rest of the symbology (useful for still being able to look out and slave to LOS but without having the picture get in the way):</text:p>
          <text:list>
            <text:list-item>
              <text:p text:style-name="P16">Select HMD as <text:span text:style-name="T33">Sight (Bottom Hat up)</text:span>, then turn down BRT (brightness) on the TEDAC unit all the way to turn off the background video. <text:s/>Then select TADS as <text:span text:style-name="T33">S</text:span>ight<text:span text:style-name="T33"> (Bottom Hat forward)</text:span>, and the brightness on the IHADSS will stay off, while the BRT rocker now controls the TADS image.</text:p>
            </text:list-item>
          </text:list>
        </text:list-item>
        <text:list-item>
          <text:p text:style-name="P16">As PLT, enable the automatic nose pitch down for better visibility at low speed:</text:p>
          <text:list>
            <text:list-item>
              <text:p text:style-name="P16"><text:span text:style-name="T25">FLT</text:span> page -&gt; <text:span text:style-name="T25">UTIL</text:span> -&gt; <text:span text:style-name="T25">NOE/A</text:span><text:span text:style-name="T31"> (NOE/Approach)</text:span>. <text:s/>Nose will pitch down significantly while &lt;80 kts.<text:span text:style-name="T32"> <text:s/>Turn off NOE/A mode by repeating these steps, or press Stabilator Reset on collective (</text:span><text:span text:style-name="T28">Coll. </text:span><text:span text:style-name="T27">shift-Index Finger Hat press</text:span><text:span text:style-name="T32">).</text:span></text:p>
            </text:list-item>
          </text:list>
        </text:list-item>
      </text:list>
      <text:p text:style-name="P3"/>
      <text:p text:style-name="P2"><text:span text:style-name="T11">Target acquisition and handoff</text:span><text:span text:style-name="T12"> flow and terminology -- WIP</text:span></text:p>
      <text:p text:style-name="P5">General Apache terminology:</text:p>
      <text:list text:style-name="L4">
        <text:list-item>
          <text:p text:style-name="P19">"WASing" weapons = selecting weapons</text:p>
        </text:list-item>
      </text:list>
      <text:p text:style-name="P4">Pilot <text:span text:style-name="T30">has </text:span>visual target:</text:p>
      <text:list text:style-name="L5">
        <text:list-item>
          <text:p text:style-name="P18">Gunner requests "PHS handover" to target spotted by pilot.</text:p>
        </text:list-item>
        <text:list-item>
          <text:p text:style-name="P22">Pilot looks at target: "My line of sight, X targets or target tank/AAA/vehicle/etc."</text:p>
        </text:list-item>
        <text:list-item>
          <text:p text:style-name="P22">Gunner slaves sight, then deslaves and calls "Deslaved"<text:span text:style-name="T29">.</text:span></text:p>
        </text:list-item>
        <text:list-item>
          <text:p text:style-name="P23">Gunner is now cued on target.</text:p>
        </text:list-item>
        <text:list-item>
          <text:p text:style-name="P25">Gunner lases and stores the target, calls "I have lase and store".</text:p>
        </text:list-item>
      </text:list>
      <text:p text:style-name="P7">Gunner <text:span text:style-name="T30">has </text:span>visual target:</text:p>
      <text:list text:style-name="L6">
        <text:list-item>
          <text:p text:style-name="P24">Pilot selects HMD with Sight Select Switch and TADS or GHS as Acquisition Source.</text:p>
        </text:list-item>
        <text:list-item>
          <text:p text:style-name="P24">HMD crosshair shows cuing dots indicating where TADS is pointing or where Gunner is look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03T22:49:40.037000000</dc:date>
    <meta:editing-duration>PT14H16M39S</meta:editing-duration>
    <meta:editing-cycles>76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7" meta:word-count="720" meta:character-count="3951" meta:non-whitespace-character-count="3292"/>
  </office:meta>
</office:document-meta>
</file>